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style style:name="P1" style:parent-style-name="Standaard" style:master-page-name="MP0" style:family="paragraph">
      <style:paragraph-properties fo:break-before="page"/>
      <style:text-properties fo:font-weight="bold" style:font-weight-asian="bold"/>
    </style:style>
    <style:style style:name="P2" style:parent-style-name="Standaard" style:family="paragraph">
      <style:text-properties fo:font-weight="bold" style:font-weight-asian="bold"/>
    </style:style>
    <style:style style:name="T3" style:parent-style-name="Standaardalinea-lettertype" style:family="text">
      <style:text-properties fo:font-weight="bold" style:font-weight-asian="bold"/>
    </style:style>
    <style:style style:name="T4" style:parent-style-name="Standaardalinea-lettertype" style:family="text">
      <style:text-properties fo:font-weight="bold" style:font-weight-asian="bold"/>
    </style:style>
    <style:style style:name="T5" style:parent-style-name="Standaardalinea-lettertype" style:family="text">
      <style:text-properties fo:font-weight="bold" style:font-weight-asian="bold"/>
    </style:style>
    <style:style style:name="T6" style:parent-style-name="Standaardalinea-lettertype" style:family="text">
      <style:text-properties fo:font-weight="bold" style:font-weight-asian="bold"/>
    </style:style>
    <style:style style:name="T7" style:parent-style-name="Hyperlink" style:family="text">
      <style:text-properties style:font-name-asian="Times New Roman"/>
    </style:style>
    <style:style style:name="T8" style:parent-style-name="Hyperlink" style:family="text">
      <style:text-properties style:font-name-asian="Times New Roman"/>
    </style:style>
    <style:style style:name="P9" style:parent-style-name="Standaard" style:family="paragraph">
      <style:text-properties fo:font-weight="bold" style:font-weight-asian="bold"/>
    </style:style>
    <style:style style:name="P10" style:parent-style-name="Standaard" style:family="paragraph">
      <style:text-properties fo:font-weight="bold" style:font-weight-asian="bold"/>
    </style:style>
    <style:style style:name="P11" style:parent-style-name="Standaard" style:family="paragraph">
      <style:text-properties fo:font-weight="bold" style:font-weight-asian="bold"/>
    </style:style>
    <style:style style:name="TableColumn13" style:family="table-column">
      <style:table-column-properties style:column-width="2.3048in"/>
    </style:style>
    <style:style style:name="TableColumn14" style:family="table-column">
      <style:table-column-properties style:column-width="3.9562in"/>
    </style:style>
    <style:style style:name="Table12" style:family="table">
      <style:table-properties style:width="6.2611in" fo:margin-left="0in" table:align="left"/>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Standaard"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Standaard" style:family="paragraph">
      <style:paragraph-properties fo:margin-bottom="0in" fo:line-height="100%"/>
    </style:style>
    <style:style style:name="TableCell22" style:family="table-cell">
      <style:table-cell-properties fo:border="0.0069in solid #000000" style:writing-mode="lr-tb" fo:padding-top="0in" fo:padding-left="0.075in" fo:padding-bottom="0in" fo:padding-right="0.075in"/>
    </style:style>
    <style:style style:name="P23" style:parent-style-name="Standaard" style:family="paragraph">
      <style:paragraph-properties fo:margin-bottom="0in" fo:line-height="100%"/>
    </style:style>
    <style:style style:name="P24" style:parent-style-name="Standaard" style:family="paragraph">
      <style:paragraph-properties fo:margin-bottom="0in" fo:line-height="100%"/>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Standa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style>
    <style:style style:name="P30" style:parent-style-name="Standaard"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TableCell34" style:family="table-cell">
      <style:table-cell-properties fo:border="0.0069in solid #000000" style:writing-mode="lr-tb" fo:padding-top="0in" fo:padding-left="0.075in" fo:padding-bottom="0in" fo:padding-right="0.075in"/>
    </style:style>
    <style:style style:name="P35" style:parent-style-name="Standaard" style:family="paragraph">
      <style:paragraph-properties fo:margin-bottom="0in" fo:line-height="100%"/>
    </style:style>
    <style:style style:name="P36" style:parent-style-name="Standaard" style:family="paragraph">
      <style:paragraph-properties fo:margin-bottom="0in" fo:line-height="100%"/>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style>
    <style:style style:name="P42" style:parent-style-name="Standaard" style:family="paragraph">
      <style:paragraph-properties fo:margin-bottom="0in" fo:line-height="100%"/>
    </style:style>
    <style:style style:name="P43" style:parent-style-name="Standaard" style:family="paragraph">
      <style:text-properties fo:font-weight="bold" style:font-weight-asian="bold"/>
    </style:style>
    <style:style style:name="TableColumn45" style:family="table-column">
      <style:table-column-properties style:column-width="2.0437in"/>
    </style:style>
    <style:style style:name="TableColumn46" style:family="table-column">
      <style:table-column-properties style:column-width="4.3215in"/>
    </style:style>
    <style:style style:name="Table44" style:family="table">
      <style:table-properties style:width="6.3652in" fo:margin-left="0in" table:align="left"/>
    </style:style>
    <style:style style:name="TableRow47" style:family="table-row">
      <style:table-row-properties/>
    </style:style>
    <style:style style:name="TableCell48" style:family="table-cell">
      <style:table-cell-properties fo:border="0.0069in solid #000000" style:writing-mode="lr-tb" fo:padding-top="0in" fo:padding-left="0.075in" fo:padding-bottom="0in" fo:padding-right="0.075in"/>
    </style:style>
    <style:style style:name="P49" style:parent-style-name="Standaard" style:family="paragraph">
      <style:paragraph-properties fo:margin-bottom="0in" fo:line-height="100%"/>
    </style:style>
    <style:style style:name="TableCell50" style:family="table-cell">
      <style:table-cell-properties fo:border="0.0069in solid #000000" style:writing-mode="lr-tb" fo:padding-top="0in" fo:padding-left="0.075in" fo:padding-bottom="0in" fo:padding-right="0.075in"/>
    </style:style>
    <style:style style:name="P51" style:parent-style-name="Standaard" style:family="paragraph">
      <style:paragraph-properties fo:margin-bottom="0in" fo:line-height="100%"/>
    </style:style>
    <style:style style:name="P52" style:parent-style-name="Standaard" style:family="paragraph">
      <style:paragraph-properties fo:margin-bottom="0in" fo:line-height="100%"/>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Standaard" style:family="paragraph">
      <style:paragraph-properties fo:margin-bottom="0in" fo:line-height="100%"/>
    </style:style>
    <style:style style:name="TableCell56" style:family="table-cell">
      <style:table-cell-properties fo:border="0.0069in solid #000000" style:writing-mode="lr-tb" fo:padding-top="0in" fo:padding-left="0.075in" fo:padding-bottom="0in" fo:padding-right="0.075in"/>
    </style:style>
    <style:style style:name="P57" style:parent-style-name="Standaard" style:family="paragraph">
      <style:paragraph-properties fo:margin-bottom="0in" fo:line-height="100%"/>
    </style:style>
    <style:style style:name="P58" style:parent-style-name="Standaard"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P64" style:parent-style-name="Standaard"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Standaard" style:family="paragraph">
      <style:paragraph-properties fo:margin-bottom="0in" fo:line-height="100%"/>
    </style:style>
    <style:style style:name="TableCell68" style:family="table-cell">
      <style:table-cell-properties fo:border="0.0069in solid #000000" style:writing-mode="lr-tb" fo:padding-top="0in" fo:padding-left="0.075in" fo:padding-bottom="0in" fo:padding-right="0.075in"/>
    </style:style>
    <style:style style:name="P69" style:parent-style-name="Standaard" style:family="paragraph">
      <style:paragraph-properties fo:margin-bottom="0in" fo:line-height="100%"/>
    </style:style>
    <style:style style:name="P70" style:parent-style-name="Standaard"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Standaard"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Standaard" style:family="paragraph">
      <style:paragraph-properties fo:margin-bottom="0in" fo:line-height="100%"/>
    </style:style>
    <style:style style:name="P76" style:parent-style-name="Standaard" style:family="paragraph">
      <style:paragraph-properties fo:margin-bottom="0in" fo:line-height="100%"/>
    </style:style>
    <style:style style:name="TableRow77" style:family="table-row">
      <style:table-row-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Standaard" style:family="paragraph">
      <style:paragraph-properties fo:margin-bottom="0in" fo:line-height="100%"/>
    </style:style>
    <style:style style:name="TableCell80" style:family="table-cell">
      <style:table-cell-properties fo:border="0.0069in solid #000000" style:writing-mode="lr-tb" fo:padding-top="0in" fo:padding-left="0.075in" fo:padding-bottom="0in" fo:padding-right="0.075in"/>
    </style:style>
    <style:style style:name="P81" style:parent-style-name="Standaard" style:family="paragraph">
      <style:paragraph-properties fo:margin-bottom="0in" fo:line-height="100%"/>
    </style:style>
    <style:style style:name="P82" style:parent-style-name="Standaard" style:family="paragraph">
      <style:paragraph-properties fo:margin-bottom="0in" fo:line-height="100%"/>
    </style:style>
    <style:style style:name="P83" style:parent-style-name="Standaard" style:family="paragraph">
      <style:text-properties fo:font-weight="bold" style:font-weight-asian="bold"/>
    </style:style>
    <style:style style:name="TableColumn85" style:family="table-column">
      <style:table-column-properties style:column-width="1.8472in"/>
    </style:style>
    <style:style style:name="TableColumn86" style:family="table-column">
      <style:table-column-properties style:column-width="4.518in"/>
    </style:style>
    <style:style style:name="Table84" style:family="table">
      <style:table-properties style:width="6.3652in" fo:margin-left="0in" table:align="lef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Standaard"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Standaard" style:family="paragraph">
      <style:paragraph-properties fo:margin-bottom="0in" fo:line-height="100%"/>
    </style:style>
    <style:style style:name="P92" style:parent-style-name="Standaard" style:family="paragraph">
      <style:paragraph-properties fo:margin-bottom="0in" fo:line-height="100%"/>
    </style:style>
    <style:style style:name="TableRow93" style:family="table-row">
      <style:table-row-properties/>
    </style:style>
    <style:style style:name="TableCell94" style:family="table-cell">
      <style:table-cell-properties fo:border="0.0069in solid #000000" style:writing-mode="lr-tb" fo:padding-top="0in" fo:padding-left="0.075in" fo:padding-bottom="0in" fo:padding-right="0.075in"/>
    </style:style>
    <style:style style:name="P95" style:parent-style-name="Standaard" style:family="paragraph">
      <style:paragraph-properties fo:margin-bottom="0in" fo:line-height="100%"/>
    </style:style>
    <style:style style:name="TableCell96" style:family="table-cell">
      <style:table-cell-properties fo:border="0.0069in solid #000000" style:writing-mode="lr-tb" fo:padding-top="0in" fo:padding-left="0.075in" fo:padding-bottom="0in" fo:padding-right="0.075in"/>
    </style:style>
    <style:style style:name="P97" style:parent-style-name="Standaard" style:family="paragraph">
      <style:paragraph-properties fo:margin-bottom="0in" fo:line-height="100%"/>
    </style:style>
    <style:style style:name="P98" style:parent-style-name="Standaard" style:family="paragraph">
      <style:paragraph-properties fo:margin-bottom="0in" fo:line-height="100%"/>
    </style:style>
    <style:style style:name="TableRow99" style:family="table-row">
      <style:table-row-propertie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ard" style:family="paragraph">
      <style:paragraph-properties fo:margin-bottom="0in" fo:line-height="100%"/>
    </style:style>
    <style:style style:name="TableCell102" style:family="table-cell">
      <style:table-cell-properties fo:border="0.0069in solid #000000" style:writing-mode="lr-tb" fo:padding-top="0in" fo:padding-left="0.075in" fo:padding-bottom="0in" fo:padding-right="0.075in"/>
    </style:style>
    <style:style style:name="P103" style:parent-style-name="Standaard" style:family="paragraph">
      <style:paragraph-properties fo:margin-bottom="0in" fo:line-height="100%"/>
    </style:style>
    <style:style style:name="P104" style:parent-style-name="Standaard" style:family="paragraph">
      <style:paragraph-properties fo:margin-bottom="0in" fo:line-height="100%"/>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Standaard"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Standaard" style:family="paragraph">
      <style:paragraph-properties fo:margin-bottom="0in" fo:line-height="100%"/>
    </style:style>
    <style:style style:name="P110" style:parent-style-name="Standaard"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Standaard"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Standaard" style:family="paragraph">
      <style:paragraph-properties fo:margin-bottom="0in" fo:line-height="100%"/>
    </style:style>
    <style:style style:name="P116" style:parent-style-name="Standaard" style:family="paragraph">
      <style:paragraph-properties fo:margin-bottom="0in" fo:line-height="100%"/>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ard" style:family="paragraph">
      <style:paragraph-properties fo:margin-bottom="0in" fo:line-height="100%"/>
    </style:style>
    <style:style style:name="TableCell120" style:family="table-cell">
      <style:table-cell-properties fo:border="0.0069in solid #000000" style:writing-mode="lr-tb" fo:padding-top="0in" fo:padding-left="0.075in" fo:padding-bottom="0in" fo:padding-right="0.075in"/>
    </style:style>
    <style:style style:name="P121" style:parent-style-name="Standaard" style:family="paragraph">
      <style:paragraph-properties fo:margin-bottom="0in" fo:line-height="100%"/>
    </style:style>
    <style:style style:name="P122" style:parent-style-name="Standaard" style:family="paragraph">
      <style:paragraph-properties fo:margin-bottom="0in" fo:line-height="100%"/>
    </style:style>
    <style:style style:name="P123" style:parent-style-name="Standaard" style:family="paragraph">
      <style:text-properties fo:font-weight="bold" style:font-weight-asian="bold"/>
    </style:style>
  </office:automatic-styles>
  <office:body>
    <office:text text:use-soft-page-breaks="true">
      <text:p text:style-name="P1">Verslag Werkgroep Communicatie en Beleid<text:s/></text:p>
      <text:p text:style-name="Standaard"/>
      <text:p text:style-name="P2">Samenvatting</text:p>
      <text:p text:style-name="Standaard">Het doel van de<text:s/>twee<text:s/>werksessies tijdens de<text:s/>kick-off bijeenkomst was om te kijken<text:s/>welke<text:s/>rol de werkgroep Communicatie en Beleid kan innemen<text:s/>binnen het platform. Met de deelnemers aan de werksessies<text:s/>is<text:s/>hier<text:s/>kort<text:s/>over<text:s/>gebrainstormd.<text:s/>Eerst<text:s/>is<text:s/>ingegaan op wat men<text:s/>zoekt<text:s/>in het<text:s/>API<text:s/>Kennisplatform.<text:s/>Kortweg kwamen daar de volgende<text:s/>punten<text:s/>uit<text:s/>naar voren:<text:s/>zorgen voor een<text:s/>netwerk, faciliteren van kennisdeling, werken aan standaardisatie en uniformering, inzicht geven in best practices en zorgen voor draagvlak voor verbetering van<text:s/>de<text:s/>e-overheid. Vervolgens is gekeken<text:s/>naar de<text:s/>rol die<text:s/>de<text:s/>werkgroep specifiek kan innemen.<text:s/>Daarbij werd gedacht aan:<text:s/>het<text:s/>verbinden<text:s/>van de verschillende<text:s/>doelgroepen, zorgen<text:s/>voor<text:s/>draagvlak onder bestuurders, het verhaal achter de API over<text:s/>de<text:s/>bühne brengen, geven van inzicht in<text:s/>wat er is en het<text:s/>zorgen van standaardisatie over o.a. definities en begrippen.<text:s/>Tot slot<text:s/>is gesproken over acties die de<text:s/>werkgroep kan<text:s/>oppakken. De volgende suggesties<text:s/>werden daarbij gegeven: het verzorgen van<text:s/>presentaties<text:s/>en het neerzetten van een enthousiast verhaal. Het ontwikkelen van hulpmiddelen en publicaties zoals<text:s/>factsheets,<text:s/>beeldmateriaal<text:s/>en<text:s/>een<text:s/>begrippenkader. Het ontwikkelen van een visiedocument en roadmap over waar we naar toe willen met de API ontwikkeling<text:s/>en waarom. Het organiseren van evenementen, bijeenkomsten en bestuurstafels<text:s/>en het beheren van een landingspage voor het kennisplatform.<text:s/></text:p>
      <text:p text:style-name="Standaard">Welke punten op te pakken en hoe hiermee verder te gaan zullen<text:s/>we<text:s/>de<text:s/>volgende bijeenkomst<text:s/>van de werkgroep<text:s/>bespreken.<text:s/>Tijdens<text:s/>de<text:s/>komende<text:s/>WG-bijeenkomsten<text:s/>is het de bedoeling om<text:s/>zowel ruimte<text:s/>te<text:s/>geven aan inspiratie middels<text:s/>korte<text:s/>presentaties<text:s/>over API’s<text:s/>als<text:s/>de concrete acties<text:s/>van de WG<text:s/>te<text:s/>bespreken.<text:s/>De locatie zal per keer verschillen en wordt bij voorkeur door een van de deelnemers gefaciliteerd. Aanwezig<text:s/>zijn bij<text:s/>een<text:s/>volgende bijeenkomst van de Werkgroep?<text:s/><text:span text:style-name="T3">Geef je<text:s/></text:span><text:span text:style-name="T4">interesse<text:s/></text:span><text:span text:style-name="T5">door via de datumprikker</text:span><text:span text:style-name="T6">, graag voor 11 mei</text:span>:<text:s/><text:a xlink:href="https://datumprikker.nl/p5x2b7bqnf9cp8ai" office:target-frame-name="_top" xlink:show="replace"><text:span text:style-name="Hyperlink">https://datumpri</text:span><text:bookmark-start text:name="_Hlt513157143"/><text:bookmark-start text:name="_Hlt513157144"/><text:span text:style-name="Hyperlink">k</text:span><text:bookmark-end text:name="_Hlt513157143"/><text:bookmark-end text:name="_Hlt513157144"/><text:span text:style-name="Hyperlink">ker.nl/p5x2b7bqnf9cp8ai</text:span></text:a><text:s/></text:p>
      <text:p text:style-name="Standaard">Het volledige verslag van werksessie tijdens de<text:s/>kick-off is ook te vinden op:<text:s/><text:a xlink:href="https://github.com/Geonovum/KP-APIs-Communicatie-Beleid" office:target-frame-name="_top" xlink:show="replace"><text:span text:style-name="T7">https://github.com/Geonovum/</text:span></text:a><text:a xlink:href="https://github.com/Geonovum/KP-APIs-Communicatie-Beleid" office:target-frame-name="_top" xlink:show="replace"><text:span text:style-name="T8">KP-APIs-Communicatie-Beleid</text:span></text:a></text:p>
      <text:p text:style-name="Standaard"/>
      <text:p text:style-name="Standaard"/>
      <text:p text:style-name="P9">Over de<text:s/>werkgroep<text:s/>bijeenkomsten</text:p>
      <text:p text:style-name="Standaard">Tijdens de API-kennisplatform kick-off hebben we twee keer bij elkaar gezeten als werkgroep.<text:s/>De eerste keer met zeven deelnemers en de tweede keer met negen deelnemers. Gezien de tijd die er was<text:s/>is<text:s/>met name verkennend<text:s/>gesproken<text:s/>over wat de werkgroep Communicatie en<text:s/>Beleid zou moeten zijn en<text:s/>met welk<text:s/>doel.<text:s/>Dit aan de hand van de drie vragen. 1. Wat zoek je in het kennisplatform API’s? 2. Wat zou deze werkgroep<text:s/>kunnen<text:s/>doen? 3. Welke<text:s/>acties of producten zou de werkgroep moeten opleveren? Hieronder zijn de uitkomsten<text:s/>van<text:s/>de discussie per vraag uitgewerkt.</text:p>
      <text:p text:style-name="P10"/>
      <text:p text:style-name="P11">Vraag 1: Wat zoek je<text:s/>in het Kennisplatform API’s?</text:p>
      <text:p text:style-name="Standaard">Als eerst is gekeken naar wat de deelnemers in het algemeen zien als meerwaarde van het Kennisplatform en waarom hierin te participeren. Hierbij kwamen we uit op de volgende doelen:</text:p>
      <table:table table:style-name="Table12">
        <table:table-columns>
          <table:table-column table:style-name="TableColumn13"/>
          <table:table-column table:style-name="TableColumn14"/>
        </table:table-columns>
        <table:table-row table:style-name="TableRow15">
          <table:table-cell table:style-name="TableCell16">
            <text:soft-page-break/>
            <text:p text:style-name="P17">Netwerkfunctie</text:p>
          </table:table-cell>
          <table:table-cell table:style-name="TableCell18">
            <text:p text:style-name="Standaard">Het kennisplatform als netwerkvehikel voor organisaties<text:s/>waar API vraagstukken spelen en die zich bezighouden met het vernieuwen van de e-overheid. Dit<text:s/>o.a.<text:s/>met als doel<text:s/>om meer samenwerking te zoeken,<text:s/>inzicht te krijgen in het speelveld en<text:s/>te zien<text:s/>wie waarmee bezig is.</text:p>
          </table:table-cell>
        </table:table-row>
        <table:table-row table:style-name="TableRow19">
          <table:table-cell table:style-name="TableCell20">
            <text:p text:style-name="P21">Kennisdeling</text:p>
          </table:table-cell>
          <table:table-cell table:style-name="TableCell22">
            <text:p text:style-name="P23">Het kennisplatform<text:s/>om ervaringen en kennis uit te wisselen en van elkaar te leren. Maar ook om het basisverhaal en de meerwaarde van API’s duidelijk te maken, kennis te vergaren en meer achtergrondinformatie mee te<text:s/>krijgen.</text:p>
            <text:p text:style-name="P24"/>
          </table:table-cell>
        </table:table-row>
        <table:table-row table:style-name="TableRow25">
          <table:table-cell table:style-name="TableCell26">
            <text:p text:style-name="P27">Standaardisatie</text:p>
          </table:table-cell>
          <table:table-cell table:style-name="TableCell28">
            <text:p text:style-name="P29">Werken aan uniformiteit in het aanbieden van API’s binnen de overheid.<text:s/>Dat kan o.a. zijn het maken van afspraken over welke<text:s/>standaarden en richtlijnen<text:s/>te gebruiken of een eigen referentiearchitectuur<text:s/>te<text:s/>ontwikkelen.<text:s/>Verder het hanteren van duidelijke definities<text:s/>en indien nodig te uniformeren.<text:s/>Tot slot het<text:s/>neerzetten van een API en URI strategie.</text:p>
            <text:p text:style-name="P30"/>
          </table:table-cell>
        </table:table-row>
        <table:table-row table:style-name="TableRow31">
          <table:table-cell table:style-name="TableCell32">
            <text:p text:style-name="P33">Best Practices</text:p>
          </table:table-cell>
          <table:table-cell table:style-name="TableCell34">
            <text:p text:style-name="P35">Verspreiden en onder de aandacht brengen van best-practices en use<text:s/>cases,<text:s/>zowel<text:s/>technische<text:s/>als<text:s/>organisatorische.<text:s/>Hier ook overzicht in aanbrengen en centraal inzichtelijk maken. Verder de succesverhalen onder de aandacht brengen voor de ‘organisatie’,<text:s/>dus<text:s/>niet alleen het technische gedeelte.</text:p>
            <text:p text:style-name="P36"/>
          </table:table-cell>
        </table:table-row>
        <table:table-row table:style-name="TableRow37">
          <table:table-cell table:style-name="TableCell38">
            <text:p text:style-name="P39">Draagvlak en vernieuwing</text:p>
          </table:table-cell>
          <table:table-cell table:style-name="TableCell40">
            <text:p text:style-name="P41">Platform om te verkennen waarvoor API’s ingezet kunnen worden. Dit mede als<text:s/>aanjaagfunctie<text:s/>voor innovatie en<text:s/>vernieuwing<text:s/>van de e-overheid. Kennisplatform kan ook dienen om te werken aan draagvlak en<text:s/>te bepalen<text:s/>welk<text:s/>beleid<text:s/>hiervoor nodig is.</text:p>
            <text:p text:style-name="P42"/>
          </table:table-cell>
        </table:table-row>
      </table:table>
      <text:p text:style-name="Standaard"/>
      <text:p text:style-name="P43">Vraag 2: <text:s/>Wat zou deze werkgroep<text:s/>kunnen<text:s/>doen?</text:p>
      <text:p text:style-name="Standaard">Als tweede is gekeken naar wat de deelnemers vinden wat het doel is van de werkgroep Communicatie en Beleid en waar deze zich voor in kan zetten. Hieruit kwamen de<text:s/>onderstaande<text:s/>punten<text:s/>naar voren.</text:p>
      <table:table table:style-name="Table44">
        <table:table-columns>
          <table:table-column table:style-name="TableColumn45"/>
          <table:table-column table:style-name="TableColumn46"/>
        </table:table-columns>
        <table:table-row table:style-name="TableRow47">
          <table:table-cell table:style-name="TableCell48">
            <text:p text:style-name="P49">Verbinden doelgroepen</text:p>
          </table:table-cell>
          <table:table-cell table:style-name="TableCell50">
            <text:p text:style-name="P51">Deze werkgroep zou een brug kunnen zijn voor techniek en beleid. Met name om de technische<text:s/>mogelijkheden en uitdagingen te vertalen naar de organisatie, maar mogelijk ook de organisatie wensen te vertalen naar techniek.<text:s/>Dus het verbinden van<text:s/>beide werelden. Een taak van deze werkgroep zou dan ook kunnen zijn om de API strategie zo helder mogelijk om te zetten in Jip en Janneke taal.</text:p>
            <text:p text:style-name="P52"/>
          </table:table-cell>
        </table:table-row>
        <table:table-row table:style-name="TableRow53">
          <table:table-cell table:style-name="TableCell54">
            <text:p text:style-name="P55">Bestuur en draagvlak</text:p>
          </table:table-cell>
          <table:table-cell table:style-name="TableCell56">
            <text:p text:style-name="P57">Een taak van de werkgroep<text:s/>kan<text:s/>zijn om de bestuurstafel bijeen te brengen en<text:s/>bestuurders<text:s/>mee te nemen<text:s/>in de transformatie naar een API gedreven informatiehuishouding. Juist ook elkaar<text:s/>onderling<text:s/><text:s/>overtuigen<text:s/>om<text:s/>draagvlak te creëren. Dit op verschillende niveaus (Gemeenten, Uitvoering, Rijk). Onderdeel hiervan is ook om inzicht te geven in wat voor beleid er is dat<text:s/><text:soft-page-break/>aansluit bij de API Strategie.</text:p>
            <text:p text:style-name="P58"/>
          </table:table-cell>
        </table:table-row>
        <table:table-row table:style-name="TableRow59">
          <table:table-cell table:style-name="TableCell60">
            <text:p text:style-name="P61">Verhaal achter de API</text:p>
          </table:table-cell>
          <table:table-cell table:style-name="TableCell62">
            <text:p text:style-name="P63">Neerzetten van het API basisverhaal om ook voor de niet technici de beweging achter<text:s/>de<text:s/>API duidelijk te maken. Onderdeel van dit verhaal is<text:s/>meer<text:s/>inzicht geven in de consequenties en kansen, de voor en nadelen, wat het is, wat het betekent en waarom je het zou moeten willen. Dit verhaal moet organisaties helpen bij het transformeren<text:s/>naar API gedreven informatie-uitwisseling. De focus dient<text:s/>dan<text:s/>niet teveel te liggen op het ontwikkelen van API’s of standaarden.<text:s/></text:p>
            <text:p text:style-name="P64"/>
          </table:table-cell>
        </table:table-row>
        <table:table-row table:style-name="TableRow65">
          <table:table-cell table:style-name="TableCell66">
            <text:p text:style-name="P67">Inzicht en overzicht<text:s/></text:p>
          </table:table-cell>
          <table:table-cell table:style-name="TableCell68">
            <text:p text:style-name="P69">Overzicht<text:s/>en inzicht geven in welke API’s en hulpmiddelen er zijn en<text:s/><text:s/>deze centraal inzichtelijke maken voor de verschillende doelgroepen en afnemers. Deze kunnen<text:s/>dan<text:s/>ook hergebruikt worden als best practices.<text:s/></text:p>
            <text:p text:style-name="P70"/>
          </table:table-cell>
        </table:table-row>
        <table:table-row table:style-name="TableRow71">
          <table:table-cell table:style-name="TableCell72">
            <text:p text:style-name="P73">Uniformering</text:p>
          </table:table-cell>
          <table:table-cell table:style-name="TableCell74">
            <text:p text:style-name="P75">Faciliteren dat iedereen het over hetzelfde heeft<text:s/>en dezelfde begrippen en definities omtrent API’s hanteert.<text:s/>Verder kan het een taak zijn om<text:s/>het belang van standaardisatie op o.a. documentatie, beheer en vindbaarheid<text:s/>te<text:s/>duiden.<text:s/></text:p>
            <text:p text:style-name="P76"/>
          </table:table-cell>
        </table:table-row>
        <table:table-row table:style-name="TableRow77">
          <table:table-cell table:style-name="TableCell78">
            <text:p text:style-name="P79">Spil binnen het Kennisplatform</text:p>
          </table:table-cell>
          <table:table-cell table:style-name="TableCell80">
            <text:p text:style-name="P81">Een meer “interne” verbindende rol tussen de verschillende andere werkgroepen ‘om de boel levend te houden’ en de output die<text:s/>daaruit voortkomt om<text:s/>te<text:s/>zetten naar buiten.<text:s/></text:p>
            <text:p text:style-name="P82"/>
          </table:table-cell>
        </table:table-row>
      </table:table>
      <text:p text:style-name="Standaard"/>
      <text:p text:style-name="P83">Vraag<text:s/>3: <text:s/>Welke acties of producten op te leveren?</text:p>
      <text:p text:style-name="Standaard">Op basis van bovenstaande benoemde doelstellingen<text:s/>is<text:s/>vervolgens<text:s/>gekeken naar welke acties en producten opgeleverd kunnen worden. Hieruit kwamen onderstaande mogelijkheden naar voren.</text:p>
      <table:table table:style-name="Table84">
        <table:table-columns>
          <table:table-column table:style-name="TableColumn85"/>
          <table:table-column table:style-name="TableColumn86"/>
        </table:table-columns>
        <table:table-row table:style-name="TableRow87">
          <table:table-cell table:style-name="TableCell88">
            <text:p text:style-name="P89">Voorlichting</text:p>
          </table:table-cell>
          <table:table-cell table:style-name="TableCell90">
            <text:p text:style-name="P91">Een enthousiast verhaal neerzetten. Het geven van voorlichting<text:s/>en het verzorgen van presentaties over API’s en de API-economie. Afhankelijk van de vraag<text:s/>kunnen die verschillende mensen uit het netwerk van het platform zijn.<text:s/></text:p>
            <text:p text:style-name="P92"/>
          </table:table-cell>
        </table:table-row>
        <table:table-row table:style-name="TableRow93">
          <table:table-cell table:style-name="TableCell94">
            <text:p text:style-name="P95">Hulpmiddelen en publicaties ontwikkelen</text:p>
          </table:table-cell>
          <table:table-cell table:style-name="TableCell96">
            <text:p text:style-name="P97">Het ontwikkelen van<text:s/>factsheets, publicaties, handreikingen, management samenvattingen,<text:s/>beeldmateriaal….<text:s/>Waarover precies zal uitgewerkt moeten worden.<text:s/>Maar<text:s/>dat<text:s/>kan gaan over de<text:s/>hoe te<text:s/>komen tot een API gedreven informatiehuishouding. Maar zou ook kunnen gaan<text:s/>over bestaande successen en voorbeelden of het goed leesbaar<text:s/>maken van bestaande documenten in Jip en Janneke taal.</text:p>
            <text:p text:style-name="P98"/>
          </table:table-cell>
        </table:table-row>
        <table:table-row table:style-name="TableRow99">
          <table:table-cell table:style-name="TableCell100">
            <text:p text:style-name="P101">Landingspage beheren</text:p>
          </table:table-cell>
          <table:table-cell table:style-name="TableCell102">
            <text:p text:style-name="P103">Een online plek voor het Kennisplatform<text:s/>creëren<text:s/>en beheren waarop materiaal, best practices<text:s/>en begrippenkaders<text:s/>gepubliceerd<text:s/>worden, ook<text:s/>dus<text:s/>vanuit de andere werkgroepen. Een ander idee is om te werken aan een<text:s/>centrale<text:s/>developers portal voor de overheid.</text:p>
            <text:p text:style-name="P104"/>
          </table:table-cell>
        </table:table-row>
        <table:table-row table:style-name="TableRow105">
          <table:table-cell table:style-name="TableCell106">
            <text:p text:style-name="P107">Visiedocument neerzetten</text:p>
          </table:table-cell>
          <table:table-cell table:style-name="TableCell108">
            <text:p text:style-name="P109">Strategisch visiedocumenten neerzetten met daarin o.a.<text:s/>uitgangspunten definiëren<text:s/>over waarom API’s, een Ist en Soll situatie, een overzicht van de huidige ontwikkelingen. Op basis hiervan ook<text:s/><text:soft-page-break/>een roadmap ontwikkelen,<text:s/>dit natuurlijk in heldere taal</text:p>
            <text:p text:style-name="P110"/>
          </table:table-cell>
        </table:table-row>
        <table:table-row table:style-name="TableRow111">
          <table:table-cell table:style-name="TableCell112">
            <text:p text:style-name="P113">Netwerk / relatiebeheer</text:p>
          </table:table-cell>
          <table:table-cell table:style-name="TableCell114">
            <text:p text:style-name="P115">Inzicht geven in en het bijeenbrengen van het netwerk rondom API’s. Dit om partijen aan elkaar te koppelen en waar nodig door te verwijzen,</text:p>
            <text:p text:style-name="P116"/>
          </table:table-cell>
        </table:table-row>
        <table:table-row table:style-name="TableRow117">
          <table:table-cell table:style-name="TableCell118">
            <text:p text:style-name="P119">Evenementen en bijeenkomsten</text:p>
          </table:table-cell>
          <table:table-cell table:style-name="TableCell120">
            <text:p text:style-name="P121">Zelf bijeenkomsten over API’s organiseren of faciliteren. Dit kunnen ronde tafel bijeenkomsten zijn om bestuurders bij elkaar te brengen. Het kunnen ook meer inhoudelijk bijeenkomsten zijn bijvoorbeeld gericht op het ontwikkelen van een eigen interne API strategie.<text:s/>Maar het kan ook een prijsvraag of proeftuin zijn.</text:p>
            <text:p text:style-name="P122"/>
          </table:table-cell>
        </table:table-row>
      </table:table>
      <text:p text:style-name="Standaard"/>
      <text:p text:style-name="P123">Vervolg en planning</text:p>
      <text:p text:style-name="Standaard">Bovenstaande input zal gebruikt worden om een concept plan van<text:s/>aanpak<text:s/>voor de werkgroep<text:s/>uit te werken<text:s/>en deze ook om te zetten naar een<text:s/>vervolg agenda.<text:s/>Dat betekent<text:s/>overigens<text:s/>niet dat we alles<text:s/>gaan, kunnen of<text:s/>moeten oppakken.<text:s/>Voorafgaand de bijeenkomst zal een concept plan van aanpak worden rondgestuurd. Met als vraag aan de deelnemers voor welk onderdeel zij zich willen inzetten.</text:p>
      <text:p text:style-name="Standaard">Tijdens de werkgroep bijeenkomsten is het de bedoeling om zowel ruimte te geven aan inspiratie middels korte presentaties als de concrete acties te bespreken. De locatie zal per keer verschillen en wordt bij voorkeur door een van de deelnemers gefaciliteerd. <text:s/>De eerst volgende bijeenkomst zal zijn in Den Haag en via de datumprikker (<text:a xlink:href="https://datumprikker.nl/p5x2b7bqnf9cp8ai" office:target-frame-name="_top" xlink:show="replace"><text:span text:style-name="Hyperlink">https://datumprikker.nl/p5x2b7bqnf9cp8ai</text:span></text:a>) zal gekeken worden welke dag het best uitkomt. Graag je beschikbaarheid doorgeve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bottom="0in" fo:line-height="100%" fo:margin-left="0.5in">
        <style:tab-stops/>
      </style:paragraph-properties>
      <style:text-properties style:font-name="Times New Roman" style:font-name-asian="Times New Roman" style:font-name-complex="Times New Roman" fo:font-size="12pt" style:font-size-asian="12pt" style:font-size-complex="12pt" style:language-asian="nl" style:country-asian="NL"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style>
    <style:style style:name="WW_CharLFO1LVL2" style:family="text">
      <style:text-properties style:font-name="Arial"/>
    </style:style>
    <style:style style:name="WW_CharLFO1LVL3" style:family="text">
      <style:text-properties style:font-name="Arial"/>
    </style:style>
    <style:style style:name="WW_CharLFO1LVL4" style:family="text">
      <style:text-properties style:font-name="Arial"/>
    </style:style>
    <style:style style:name="WW_CharLFO1LVL5" style:family="text">
      <style:text-properties style:font-name="Arial"/>
    </style:style>
    <style:style style:name="WW_CharLFO1LVL6" style:family="text">
      <style:text-properties style:font-name="Arial"/>
    </style:style>
    <style:style style:name="WW_CharLFO1LVL7" style:family="text">
      <style:text-properties style:font-name="Arial"/>
    </style:style>
    <style:style style:name="WW_CharLFO1LVL8" style:family="text">
      <style:text-properties style:font-name="Arial"/>
    </style:style>
    <style:style style:name="WW_CharLFO1LVL9" style:family="text">
      <style:text-properties style:font-name="Arial"/>
    </style:style>
    <style:style style:name="WW_CharLFO2LVL1" style:family="text">
      <style:text-properties style:font-name="Arial"/>
    </style:style>
    <style:style style:name="WW_CharLFO2LVL2" style:family="text">
      <style:text-properties style:font-name="Arial"/>
    </style:style>
    <style:style style:name="WW_CharLFO2LVL3" style:family="text">
      <style:text-properties style:font-name="Arial"/>
    </style:style>
    <style:style style:name="WW_CharLFO2LVL4" style:family="text">
      <style:text-properties style:font-name="Arial"/>
    </style:style>
    <style:style style:name="WW_CharLFO2LVL5" style:family="text">
      <style:text-properties style:font-name="Arial"/>
    </style:style>
    <style:style style:name="WW_CharLFO2LVL6" style:family="text">
      <style:text-properties style:font-name="Arial"/>
    </style:style>
    <style:style style:name="WW_CharLFO2LVL7" style:family="text">
      <style:text-properties style:font-name="Arial"/>
    </style:style>
    <style:style style:name="WW_CharLFO2LVL8" style:family="text">
      <style:text-properties style:font-name="Arial"/>
    </style:style>
    <style:style style:name="WW_CharLFO2LVL9" style:family="text">
      <style:text-properties style:font-name="Arial"/>
    </style:style>
    <style:style style:name="WW_CharLFO3LVL1" style:family="text">
      <style:text-properties style:font-name="Arial"/>
    </style:style>
    <style:style style:name="WW_CharLFO3LVL2" style:family="text">
      <style:text-properties style:font-name="Arial"/>
    </style:style>
    <style:style style:name="WW_CharLFO3LVL3" style:family="text">
      <style:text-properties style:font-name="Arial"/>
    </style:style>
    <style:style style:name="WW_CharLFO3LVL4" style:family="text">
      <style:text-properties style:font-name="Arial"/>
    </style:style>
    <style:style style:name="WW_CharLFO3LVL5" style:family="text">
      <style:text-properties style:font-name="Arial"/>
    </style:style>
    <style:style style:name="WW_CharLFO3LVL6" style:family="text">
      <style:text-properties style:font-name="Arial"/>
    </style:style>
    <style:style style:name="WW_CharLFO3LVL7" style:family="text">
      <style:text-properties style:font-name="Arial"/>
    </style:style>
    <style:style style:name="WW_CharLFO3LVL8" style:family="text">
      <style:text-properties style:font-name="Arial"/>
    </style:style>
    <style:style style:name="WW_CharLFO3LVL9" style:family="text">
      <style:text-properties style:font-name="Arial"/>
    </style:style>
    <style:style style:name="WW_CharLFO4LVL1" style:family="text">
      <style:text-properties style:font-name="Arial" style:font-name-complex="Times New Roman"/>
    </style:style>
    <style:style style:name="WW_CharLFO4LVL2" style:family="text">
      <style:text-properties style:font-name="Arial" style:font-name-complex="Times New Roman"/>
    </style:style>
    <style:style style:name="WW_CharLFO4LVL3" style:family="text">
      <style:text-properties style:font-name="Arial" style:font-name-complex="Times New Roman"/>
    </style:style>
    <style:style style:name="WW_CharLFO4LVL4" style:family="text">
      <style:text-properties style:font-name="Arial" style:font-name-complex="Times New Roman"/>
    </style:style>
    <style:style style:name="WW_CharLFO4LVL5" style:family="text">
      <style:text-properties style:font-name="Arial" style:font-name-complex="Times New Roman"/>
    </style:style>
    <style:style style:name="WW_CharLFO4LVL6" style:family="text">
      <style:text-properties style:font-name="Arial" style:font-name-complex="Times New Roman"/>
    </style:style>
    <style:style style:name="WW_CharLFO4LVL7" style:family="text">
      <style:text-properties style:font-name="Arial" style:font-name-complex="Times New Roman"/>
    </style:style>
    <style:style style:name="WW_CharLFO4LVL8" style:family="text">
      <style:text-properties style:font-name="Arial" style:font-name-complex="Times New Roman"/>
    </style:style>
    <style:style style:name="WW_CharLFO4LVL9" style:family="text">
      <style:text-properties style:font-name="Arial" style:font-name-complex="Times New Roman"/>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Aria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Aria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Aria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Aria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chellevis, H.L. (Lancelot) - Forum Standaardisatie</meta:initial-creator>
    <dc:creator>Schellevis, H.L. (Lancelot) - Forum Standaardisatie</dc:creator>
    <meta:creation-date>2018-05-03T22:41:00Z</meta:creation-date>
    <dc:date>2018-05-03T22:41:00Z</dc:date>
    <meta:template xlink:href="Normal" xlink:type="simple"/>
    <meta:editing-cycles>2</meta:editing-cycles>
    <meta:editing-duration>PT0S</meta:editing-duration>
    <meta:document-statistic meta:page-count="4" meta:paragraph-count="19" meta:word-count="1505" meta:character-count="9767" meta:row-count="69" meta:non-whitespace-character-count="8281"/>
  </office:meta>
</office:document-meta>
</file>